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Noto Sans Arabic UI" svg:font-family="'Noto Sans Arabic UI'" style:font-family-generic="system" style:font-pitch="variable"/>
  </office:font-face-decls>
  <office:automatic-styles>
    <style:style style:name="P1" style:family="paragraph" style:parent-style-name="Standard">
      <style:text-properties style:font-name="Source Sans Pr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Noto Sans Arabic UI" svg:font-family="'Noto Sans Arabic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Noto Sans Arabic UI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4-14T16:29:00.308819131</dc:date>
    <meta:editing-duration>PT14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